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614cm" svg:height="1.19cm" svg:x="13.5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3" draw:id="id43" draw:layer="layout" svg:width="1.614cm" svg:height="1.19cm" svg:x="15.1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7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4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4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4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4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4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4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4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4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1" draw:text-style-name="P2" xml:id="id15" draw:id="id15" draw:layer="layout" svg:width="1.614cm" svg:height="1.19cm" svg:x="11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1.614cm" svg:height="1.19cm" svg:x="13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1.614cm" svg:height="1.19cm" svg:x="15.564cm" svg:y="14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" draw:id="id21" draw:layer="layout" svg:width="1.614cm" svg:height="1.19cm" svg:x="17.164cm" svg:y="14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614cm" svg:height="1.19cm" svg:x="11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614cm" svg:height="1.19cm" svg:x="13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1.614cm" svg:height="1.19cm" svg:x="15.264cm" svg:y="18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1.614cm" svg:height="1.19cm" svg:x="17.4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4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4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4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4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4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4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4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4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4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4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4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4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4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4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4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4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4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4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7:07:45.510353797</dc:date>
    <dc:creator>elucterio </dc:creator>
    <meta:editing-duration>PT1H32M6S</meta:editing-duration>
    <meta:editing-cycles>36</meta:editing-cycles>
    <meta:generator>LibreOffice/4.2.8.2$Linux_X86_64 LibreOffice_project/420m0$Build-2</meta:generator>
    <meta:document-statistic meta:object-count="110"/>
  </office:meta>
</office:document-meta>
</file>